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3" style:parent-style-name="DefaultParagraphFont" style:family="text">
      <style:text-properties fo:color="#0E2841" fo:font-size="20pt" style:font-size-asian="20pt" style:font-size-complex="20pt" fo:language="en" fo:country="US"/>
    </style:style>
    <style:style style:name="T4" style:parent-style-name="DefaultParagraphFont" style:family="text">
      <style:text-properties fo:color="#0E2841" style:letter-kerning="false" fo:font-size="20pt" style:font-size-asian="20pt" style:font-size-complex="20pt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color="#0E2841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fo:color="#0E2841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8" style:parent-style-name="Normal" style:family="paragraph">
      <style:text-properties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9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10" style:parent-style-name="Normal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1" style:parent-style-name="Normal" style:family="paragraph">
      <style:paragraph-properties fo:text-align="justify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font-weight="bold" style:font-weight-asian="bold" style:font-weight-complex="bold"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Normal" style:family="paragraph">
      <style:paragraph-properties fo:text-align="justify"/>
    </style:style>
    <style:style style:name="T18" style:parent-style-name="DefaultParagraphFont" style:family="text">
      <style:text-properties style:letter-kerning="false" style:text-underline-type="single" style:text-underline-style="solid" style:text-underline-width="auto" style:text-underline-mode="continuous" fo:language="en" fo:country="US"/>
    </style:style>
    <style:style style:name="T19" style:parent-style-name="DefaultParagraphFont" style:family="text">
      <style:text-properties style:letter-kerning="false" fo:language="en" fo:country="US"/>
    </style:style>
    <style:style style:name="T20" style:parent-style-name="DefaultParagraphFont" style:family="text">
      <style:text-properties fo:font-weight="bold" style:font-weight-asian="bold" style:font-weight-complex="bold" style:letter-kerning="false" fo:language="en" fo:country="US"/>
    </style:style>
    <style:style style:name="P21" style:parent-style-name="Normal" style:family="paragraph">
      <style:paragraph-properties fo:text-align="justify"/>
      <style:text-properties fo:language="en" fo:country="US"/>
    </style:style>
    <style:style style:name="P22" style:parent-style-name="Normal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23" style:parent-style-name="Normal" style:family="paragraph">
      <style:paragraph-properties fo:text-align="justify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P31" style:parent-style-name="Normal" style:family="paragraph">
      <style:paragraph-properties fo:text-align="justify"/>
      <style:text-properties fo:language="en" fo:country="US"/>
    </style:style>
    <style:style style:name="P32" style:parent-style-name="Normal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33" style:parent-style-name="Normal" style:family="paragraph">
      <style:paragraph-properties fo:text-align="justify"/>
      <style:text-properties fo:language="en" fo:country="US"/>
    </style:style>
    <style:style style:name="P34" style:parent-style-name="Normal" style:family="paragraph">
      <style:paragraph-properties fo:text-align="justify"/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font-weight="bold" style:font-weight-asian="bold" style:font-weight-complex="bold"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font-weight="bold" style:font-weight-asian="bold" style:font-weight-complex="bold"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font-weight="bold" style:font-weight-asian="bold" style:font-weight-complex="bold"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51" style:parent-style-name="Normal" style:family="paragraph">
      <style:text-properties fo:font-weight="bold" style:font-weight-asian="bold" style:font-weight-complex="bold" fo:language="en" fo:country="US"/>
    </style:style>
    <style:style style:name="P52" style:parent-style-name="Normal" style:family="paragraph">
      <style:text-properties fo:font-weight="bold" style:font-weight-asian="bold" style:font-weight-complex="bold"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font-weight="bold" style:font-weight-asian="bold" style:font-weight-complex="bold"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font-weight="bold" style:font-weight-asian="bold" style:font-weight-complex="bold" fo:language="en" fo:country="US"/>
    </style:style>
    <style:style style:name="T63" style:parent-style-name="DefaultParagraphFont" style:family="text">
      <style:text-properties fo:language="en" fo:country="US"/>
    </style:style>
    <style:style style:name="P64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65" style:parent-style-name="Normal" style:family="paragraph">
      <style:text-properties fo:font-weight="bold" style:font-weight-asian="bold" style:font-weight-complex="bold" fo:language="en" fo:country="US"/>
    </style:style>
    <style:style style:name="P66" style:parent-style-name="Normal" style:family="paragraph">
      <style:text-properties fo:font-weight="bold" style:font-weight-asian="bold" style:font-weight-complex="bold"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font-weight="bold" style:font-weight-asian="bold" style:font-weight-complex="bold"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font-weight="bold" style:font-weight-asian="bold" style:font-weight-complex="bold" fo:language="en" fo:country="US"/>
    </style:style>
    <style:style style:name="T71" style:parent-style-name="DefaultParagraphFont" style:family="text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T79" style:parent-style-name="DefaultParagraphFont" style:family="text">
      <style:text-properties fo:font-weight="bold" style:font-weight-asian="bold" style:font-weight-complex="bold" fo:language="en" fo:country="US"/>
    </style:style>
    <style:style style:name="T80" style:parent-style-name="DefaultParagraphFont" style:family="text">
      <style:text-properties fo:font-weight="bold" style:font-weight-asian="bold" style:font-weight-complex="bold" fo:language="en" fo:country="US"/>
    </style:style>
    <style:style style:name="T81" style:parent-style-name="DefaultParagraphFont" style:family="text">
      <style:text-properties fo:font-weight="bold" style:font-weight-asian="bold" style:font-weight-complex="bold" style:letter-kerning="false" fo:language="en" fo:country="US"/>
    </style:style>
    <style:style style:name="T82" style:parent-style-name="DefaultParagraphFont" style:family="text">
      <style:text-properties fo:font-weight="bold" style:font-weight-asian="bold" style:font-weight-complex="bold" fo:language="en" fo:country="US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font-weight="bold" style:font-weight-asian="bold" style:font-weight-complex="bold"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font-weight="bold" style:font-weight-asian="bold" style:font-weight-complex="bold"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font-weight="bold" style:font-weight-asian="bold" style:font-weight-complex="bold"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font-weight="bold" style:font-weight-asian="bold" style:font-weight-complex="bold"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font-weight="bold" style:font-weight-asian="bold" style:font-weight-complex="bold"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fo:font-weight="bold" style:font-weight-asian="bold" style:font-weight-complex="bold"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font-weight="bold" style:font-weight-asian="bold" style:font-weight-complex="bold" fo:language="en" fo:country="US"/>
    </style:style>
    <style:style style:name="T99" style:parent-style-name="DefaultParagraphFont" style:family="text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03" style:parent-style-name="Normal" style:family="paragraph">
      <style:text-properties fo:font-weight="bold" style:font-weight-asian="bold" style:font-weight-complex="bold" fo:language="en" fo:country="US"/>
    </style:style>
    <style:style style:name="P104" style:parent-style-name="Normal" style:family="paragraph">
      <style:text-properties fo:font-weight="bold" style:font-weight-asian="bold" style:font-weight-complex="bold" fo:language="en" fo:country="US"/>
    </style:style>
    <style:style style:name="P105" style:parent-style-name="Normal" style:family="paragraph">
      <style:text-properties fo:font-weight="bold" style:font-weight-asian="bold" style:font-weight-complex="bold"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font-weight="bold" style:font-weight-asian="bold" style:font-weight-complex="bold"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font-weight="bold" style:font-weight-asian="bold" style:font-weight-complex="bold"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font-weight="bold" style:font-weight-asian="bold" style:font-weight-complex="bold"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font-weight="bold" style:font-weight-asian="bold" style:font-weight-complex="bold"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font-weight="bold" style:font-weight-asian="bold" style:font-weight-complex="bold" fo:language="en" fo:country="US"/>
    </style:style>
    <style:style style:name="T118" style:parent-style-name="DefaultParagraphFont" style:family="text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21" style:parent-style-name="Normal" style:family="paragraph">
      <style:text-properties fo:font-weight="bold" style:font-weight-asian="bold" style:font-weight-complex="bold" fo:language="en" fo:country="US"/>
    </style:style>
    <style:style style:name="P122" style:parent-style-name="Normal" style:family="paragraph">
      <style:text-properties fo:font-weight="bold" style:font-weight-asian="bold" style:font-weight-complex="bold" fo:language="en" fo:country="US"/>
    </style:style>
    <style:style style:name="P123" style:parent-style-name="Normal" style:family="paragraph">
      <style:text-properties fo:font-weight="bold" style:font-weight-asian="bold" style:font-weight-complex="bold" fo:language="en" fo:country="US"/>
    </style:style>
    <style:style style:name="P124" style:parent-style-name="Normal" style:family="paragraph">
      <style:text-properties fo:font-weight="bold" style:font-weight-asian="bold" style:font-weight-complex="bold"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font-weight="bold" style:font-weight-asian="bold" style:font-weight-complex="bold"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font-weight="bold" style:font-weight-asian="bold" style:font-weight-complex="bold"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font-weight="bold" style:font-weight-asian="bold" style:font-weight-complex="bold" fo:language="en" fo:country="US"/>
    </style:style>
    <style:style style:name="T131" style:parent-style-name="DefaultParagraphFont" style:family="text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font-weight="bold" style:font-weight-asian="bold" style:font-weight-complex="bold"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font-weight="bold" style:font-weight-asian="bold" style:font-weight-complex="bold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font-weight="bold" style:font-weight-asian="bold" style:font-weight-complex="bold" fo:language="en" fo:country="US"/>
    </style:style>
    <style:style style:name="T139" style:parent-style-name="DefaultParagraphFont" style:family="text">
      <style:text-properties fo:language="en" fo:country="US"/>
    </style:style>
    <style:style style:name="T140" style:parent-style-name="DefaultParagraphFont" style:family="text">
      <style:text-properties fo:font-weight="bold" style:font-weight-asian="bold" style:font-weight-complex="bold" fo:language="en" fo:country="US"/>
    </style:style>
    <style:style style:name="T141" style:parent-style-name="DefaultParagraphFont" style:family="text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font-weight="bold" style:font-weight-asian="bold" style:font-weight-complex="bold" fo:language="en" fo:country="US"/>
    </style:style>
    <style:style style:name="T147" style:parent-style-name="DefaultParagraphFont" style:family="text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font-weight="bold" style:font-weight-asian="bold" style:font-weight-complex="bold"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font-weight="bold" style:font-weight-asian="bold" style:font-weight-complex="bold" fo:language="en" fo:country="US"/>
    </style:style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fo:font-weight="bold" style:font-weight-asian="bold" style:font-weight-complex="bold" fo:language="en" fo:country="US"/>
    </style:style>
    <style:style style:name="T159" style:parent-style-name="DefaultParagraphFont" style:family="text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62" style:parent-style-name="Normal" style:family="paragraph">
      <style:text-properties fo:font-weight="bold" style:font-weight-asian="bold" style:font-weight-complex="bold" fo:language="en" fo:country="US"/>
    </style:style>
    <style:style style:name="P163" style:parent-style-name="Normal" style:family="paragraph">
      <style:text-properties fo:font-weight="bold" style:font-weight-asian="bold" style:font-weight-complex="bold"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font-weight="bold" style:font-weight-asian="bold" style:font-weight-complex="bold" fo:language="en" fo:country="US"/>
    </style:style>
    <style:style style:name="P166" style:parent-style-name="Normal" style:family="paragraph">
      <style:text-properties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font-weight="bold" style:font-weight-asian="bold" style:font-weight-complex="bold"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T172" style:parent-style-name="DefaultParagraphFont" style:family="text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T180" style:parent-style-name="DefaultParagraphFont" style:family="text">
      <style:text-properties fo:language="en" fo:country="US"/>
    </style:style>
    <style:style style:name="P18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2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83" style:parent-style-name="Normal" style:family="paragraph">
      <style:text-properties fo:font-weight="bold" style:font-weight-asian="bold" style:font-weight-complex="bold" fo:language="en" fo:country="US"/>
    </style:style>
    <style:style style:name="P184" style:parent-style-name="Normal" style:family="paragraph">
      <style:text-properties fo:font-weight="bold" style:font-weight-asian="bold" style:font-weight-complex="bold" fo:language="en" fo:country="US"/>
    </style:style>
    <style:style style:name="P185" style:parent-style-name="Normal" style:family="paragraph">
      <style:text-properties fo:font-weight="bold" style:font-weight-asian="bold" style:font-weight-complex="bold"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font-weight="bold" style:font-weight-asian="bold" style:font-weight-complex="bold"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font-weight="bold" style:font-weight-asian="bold" style:font-weight-complex="bold" fo:language="en" fo:country="US"/>
    </style:style>
    <style:style style:name="T190" style:parent-style-name="DefaultParagraphFont" style:family="text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font-weight="bold" style:font-weight-asian="bold" style:font-weight-complex="bold" fo:language="en" fo:country="US"/>
    </style:style>
    <style:style style:name="T194" style:parent-style-name="DefaultParagraphFont" style:family="text">
      <style:text-properties fo:language="en" fo:country="US"/>
    </style:style>
    <style:style style:name="P195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96" style:parent-style-name="Normal" style:family="paragraph">
      <style:text-properties fo:font-weight="bold" style:font-weight-asian="bold" style:font-weight-complex="bold" fo:language="en" fo:country="US"/>
    </style:style>
    <style:style style:name="P197" style:parent-style-name="Normal" style:family="paragraph">
      <style:text-properties fo:font-weight="bold" style:font-weight-asian="bold" style:font-weight-complex="bold" fo:language="en" fo:country="US"/>
    </style:style>
    <style:style style:name="P198" style:parent-style-name="Normal" style:family="paragraph">
      <style:text-properties fo:font-weight="bold" style:font-weight-asian="bold" style:font-weight-complex="bold" fo:language="en" fo:country="US"/>
    </style:style>
    <style:style style:name="T199" style:parent-style-name="DefaultParagraphFont" style:family="text">
      <style:text-properties fo:font-weight="bold" style:font-weight-asian="bold" style:font-weight-complex="bold"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font-weight="bold" style:font-weight-asian="bold" style:font-weight-complex="bold"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font-weight="bold" style:font-weight-asian="bold" style:font-weight-complex="bold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font-weight="bold" style:font-weight-asian="bold" style:font-weight-complex="bold" fo:language="en" fo:country="US"/>
    </style:style>
    <style:style style:name="T206" style:parent-style-name="DefaultParagraphFont" style:family="text">
      <style:text-properties fo:language="en" fo:country="US"/>
    </style:style>
    <style:style style:name="T207" style:parent-style-name="DefaultParagraphFont" style:family="text">
      <style:text-properties fo:font-weight="bold" style:font-weight-asian="bold" style:font-weight-complex="bold"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font-weight="bold" style:font-weight-asian="bold" style:font-weight-complex="bold" fo:language="en" fo:country="US"/>
    </style:style>
    <style:style style:name="T210" style:parent-style-name="DefaultParagraphFont" style:family="text">
      <style:text-properties fo:language="en" fo:country="US"/>
    </style:style>
    <style:style style:name="P211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12" style:parent-style-name="Normal" style:family="paragraph">
      <style:text-properties fo:font-weight="bold" style:font-weight-asian="bold" style:font-weight-complex="bold" fo:language="en" fo:country="US"/>
    </style:style>
    <style:style style:name="P213" style:parent-style-name="Normal" style:family="paragraph">
      <style:text-properties fo:font-weight="bold" style:font-weight-asian="bold" style:font-weight-complex="bold" fo:language="en" fo:country="US"/>
    </style:style>
    <style:style style:name="T214" style:parent-style-name="DefaultParagraphFont" style:family="text">
      <style:text-properties fo:font-weight="bold" style:font-weight-asian="bold" style:font-weight-complex="bold"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font-weight="bold" style:font-weight-asian="bold" style:font-weight-complex="bold"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font-weight="bold" style:font-weight-asian="bold" style:font-weight-complex="bold" fo:language="en" fo:country="US"/>
    </style:style>
    <style:style style:name="T220" style:parent-style-name="DefaultParagraphFont" style:family="text">
      <style:text-properties fo:language="en" fo:country="US"/>
    </style:style>
    <style:style style:name="T221" style:parent-style-name="DefaultParagraphFont" style:family="text">
      <style:text-properties fo:font-weight="bold" style:font-weight-asian="bold" style:font-weight-complex="bold" fo:language="en" fo:country="US"/>
    </style:style>
    <style:style style:name="T222" style:parent-style-name="DefaultParagraphFont" style:family="text">
      <style:text-properties fo:language="en" fo:country="US"/>
    </style:style>
    <style:style style:name="T223" style:parent-style-name="DefaultParagraphFont" style:family="text">
      <style:text-properties fo:font-weight="bold" style:font-weight-asian="bold" style:font-weight-complex="bold" fo:language="en" fo:country="US"/>
    </style:style>
    <style:style style:name="T224" style:parent-style-name="DefaultParagraphFont" style:family="text">
      <style:text-properties fo:language="en" fo:country="US"/>
    </style:style>
    <style:style style:name="T225" style:parent-style-name="DefaultParagraphFont" style:family="text">
      <style:text-properties fo:font-weight="bold" style:font-weight-asian="bold" style:font-weight-complex="bold" fo:language="en" fo:country="US"/>
    </style:style>
    <style:style style:name="T226" style:parent-style-name="DefaultParagraphFont" style:family="text">
      <style:text-properties fo:language="en" fo:country="US"/>
    </style:style>
    <style:style style:name="P227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28" style:parent-style-name="Normal" style:family="paragraph">
      <style:text-properties fo:font-weight="bold" style:font-weight-asian="bold" style:font-weight-complex="bold" fo:language="en" fo:country="US"/>
    </style:style>
    <style:style style:name="P229" style:parent-style-name="Normal" style:family="paragraph">
      <style:text-properties fo:font-weight="bold" style:font-weight-asian="bold" style:font-weight-complex="bold" fo:language="en" fo:country="US"/>
    </style:style>
    <style:style style:name="T230" style:parent-style-name="DefaultParagraphFont" style:family="text">
      <style:text-properties fo:font-weight="bold" style:font-weight-asian="bold" style:font-weight-complex="bold" fo:language="en" fo:country="US"/>
    </style:style>
    <style:style style:name="T231" style:parent-style-name="DefaultParagraphFont" style:family="text">
      <style:text-properties fo:font-weight="bold" style:font-weight-asian="bold" style:font-weight-complex="bold" fo:language="en" fo:country="US"/>
    </style:style>
    <style:style style:name="T232" style:parent-style-name="DefaultParagraphFont" style:family="text">
      <style:text-properties fo:language="en" fo:country="US"/>
    </style:style>
    <style:style style:name="P233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34" style:parent-style-name="Normal" style:family="paragraph">
      <style:text-properties fo:font-weight="bold" style:font-weight-asian="bold" style:font-weight-complex="bold" fo:language="en" fo:country="US"/>
    </style:style>
    <style:style style:name="P235" style:parent-style-name="Normal" style:family="paragraph">
      <style:text-properties fo:language="en" fo:country="US"/>
    </style:style>
    <style:style style:name="T236" style:parent-style-name="DefaultParagraphFont" style:family="text">
      <style:text-properties fo:font-weight="bold" style:font-weight-asian="bold" style:font-weight-complex="bold"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font-weight="bold" style:font-weight-asian="bold" style:font-weight-complex="bold" fo:language="en" fo:country="US"/>
    </style:style>
    <style:style style:name="T239" style:parent-style-name="DefaultParagraphFont" style:family="text">
      <style:text-properties fo:language="en" fo:country="US"/>
    </style:style>
    <style:style style:name="P240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41" style:parent-style-name="Normal" style:family="paragraph">
      <style:text-properties fo:font-weight="bold" style:font-weight-asian="bold" style:font-weight-complex="bold" fo:language="en" fo:country="US"/>
    </style:style>
    <style:style style:name="T242" style:parent-style-name="DefaultParagraphFont" style:family="text">
      <style:text-properties fo:font-weight="bold" style:font-weight-asian="bold" style:font-weight-complex="bold" fo:language="en" fo:country="US"/>
    </style:style>
    <style:style style:name="T243" style:parent-style-name="DefaultParagraphFont" style:family="text">
      <style:text-properties fo:language="en" fo:country="US"/>
    </style:style>
    <style:style style:name="T244" style:parent-style-name="DefaultParagraphFont" style:family="text">
      <style:text-properties fo:font-weight="bold" style:font-weight-asian="bold" style:font-weight-complex="bold" fo:language="en" fo:country="US"/>
    </style:style>
    <style:style style:name="T245" style:parent-style-name="DefaultParagraphFont" style:family="text">
      <style:text-properties fo:language="en" fo:country="US"/>
    </style:style>
    <style:style style:name="T246" style:parent-style-name="DefaultParagraphFont" style:family="text">
      <style:text-properties fo:font-weight="bold" style:font-weight-asian="bold" style:font-weight-complex="bold" fo:language="en" fo:country="US"/>
    </style:style>
    <style:style style:name="T247" style:parent-style-name="DefaultParagraphFont" style:family="text">
      <style:text-properties fo:language="en" fo:country="US"/>
    </style:style>
    <style:style style:name="P248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49" style:parent-style-name="Normal" style:family="paragraph">
      <style:text-properties fo:font-weight="bold" style:font-weight-asian="bold" style:font-weight-complex="bold" fo:language="en" fo:country="US"/>
    </style:style>
    <style:style style:name="T250" style:parent-style-name="DefaultParagraphFont" style:family="text">
      <style:text-properties fo:font-weight="bold" style:font-weight-asian="bold" style:font-weight-complex="bold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language="en" fo:country="US"/>
    </style:style>
    <style:style style:name="P253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54" style:parent-style-name="Normal" style:family="paragraph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font-weight="bold" style:font-weight-asian="bold" style:font-weight-complex="bold"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68" style:parent-style-name="Normal" style:family="paragraph">
      <style:text-properties fo:font-weight="bold" style:font-weight-asian="bold" style:font-weight-complex="bold" fo:language="en" fo:country="US"/>
    </style:style>
    <style:style style:name="T269" style:parent-style-name="DefaultParagraphFont" style:family="text">
      <style:text-properties fo:font-weight="bold" style:font-weight-asian="bold" style:font-weight-complex="bold" style:letter-kerning="false" fo:language="en" fo:country="US"/>
    </style:style>
    <style:style style:name="T270" style:parent-style-name="DefaultParagraphFont" style:family="text">
      <style:text-properties style:letter-kerning="false" fo:language="en" fo:country="US"/>
    </style:style>
    <style:style style:name="P271" style:parent-style-name="Normal" style:family="paragraph">
      <style:text-properties fo:font-weight="bold" style:font-weight-asian="bold" style:font-weight-complex="bold" fo:language="en" fo:country="US"/>
    </style:style>
    <style:style style:name="P272" style:parent-style-name="Normal" style:family="paragraph">
      <style:text-properties fo:font-weight="bold" style:font-weight-asian="bold" style:font-weight-complex="bold"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T275" style:parent-style-name="DefaultParagraphFont" style:family="text">
      <style:text-properties fo:language="en" fo:country="US"/>
    </style:style>
    <style:style style:name="T276" style:parent-style-name="Hyperlink" style:family="text">
      <style:text-properties fo:language="en" fo:country="US"/>
    </style:style>
    <style:style style:name="T277" style:parent-style-name="DefaultParagraphFont" style:family="text">
      <style:text-properties fo:language="en" fo:country="US"/>
    </style:style>
    <style:style style:name="T278" style:parent-style-name="DefaultParagraphFont" style:family="text">
      <style:text-properties fo:language="en" fo:country="US"/>
    </style:style>
    <style:style style:name="T279" style:parent-style-name="Hyperlink" style:family="text">
      <style:text-properties fo:language="en" fo:country="US"/>
    </style:style>
    <style:style style:name="T280" style:parent-style-name="DefaultParagraphFont" style:family="text">
      <style:text-properties fo:language="en" fo:country="US"/>
    </style:style>
    <style:style style:name="T281" style:parent-style-name="Hyperlink" style:family="text">
      <style:text-properties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Hyperlink" style:family="text">
      <style:text-properties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Hyperlink" style:family="text">
      <style:text-properties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Hyperlink" style:family="text">
      <style:text-properties fo:language="en" fo:country="US"/>
    </style:style>
    <style:style style:name="T288" style:parent-style-name="DefaultParagraphFont" style:family="text">
      <style:text-properties fo:language="en" fo:country="US"/>
    </style:style>
    <style:style style:name="P289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ext:p text:style-name="Normal"><text:span text:style-name="T3">CKA (Certified Kubernetes Administrator) EXAM ACCENTURE/</text:span><text:span text:style-name="T4"><text:s/>AFDTECH/LA FABRICA</text:span></text:p>
      <text:p text:style-name="P5">In this exam you can find Questions on around 70 % of the entire program of CKA EXAM.</text:p>
      <text:p text:style-name="P6">Let us start.</text:p>
      <text:p text:style-name="P7">Read the<text:s/>instructions very well. You need to have a score of 66%</text:p>
      <text:p text:style-name="P8">Do every instruction asked after every question as it is</text:p>
      <text:p text:style-name="P9"><text:bookmark-start text:name="OLE_LINK13"/></text:p>
      <text:p text:style-name="P10">1) Pod creation</text:p>
      <text:p text:style-name="P11"><text:span text:style-name="T12">Create a pod named “</text:span><text:span text:style-name="T13">pod1-nginx</text:span><text:span text:style-name="T14">” with an nginx image</text:span><text:bookmark-end text:name="OLE_LINK13"/><text:span text:style-name="T15">.<text:s/></text:span><text:bookmark-start text:name="OLE_LINK14"/><text:span text:style-name="T16">Display the result in a file called "result_question1.txt"</text:span><text:bookmark-end text:name="OLE_LINK14"/></text:p>
      <text:p text:style-name="P17"><text:span text:style-name="T18">Then do</text:span><text:span text:style-name="T19">:<text:s/></text:span><text:span text:style-name="T20">kubectl get pod pod1-nginx &gt; result_question1.txt</text:span></text:p>
      <text:p text:style-name="P21"/>
      <text:p text:style-name="P22">2) Pod creation</text:p>
      <text:p text:style-name="P23"><text:span text:style-name="T24">Create a pod apache named “</text:span><text:span text:style-name="T25">pod2-apache”</text:span><text:span text:style-name="T26"><text:s/>with an httpd image. Display the result in a file called "result_question2.txt"</text:span></text:p>
      <text:p text:style-name="P27"><text:bookmark-start text:name="OLE_LINK12"/><text:span text:style-name="T28">Then do:</text:span><text:span text:style-name="T29"><text:s/></text:span><text:span text:style-name="T30">kubectl get pod pod2-apache &gt; result_question2.txt</text:span><text:bookmark-end text:name="OLE_LINK12"/></text:p>
      <text:p text:style-name="P31"/>
      <text:p text:style-name="P32">3)<text:s/><text:bookmark-start text:name="OLE_LINK15"/>Get all the element of the cluster</text:p>
      <text:p text:style-name="P33"><text:s/>write the command to display the list of all the kubernetes objects of every namespace<text:bookmark-end text:name="OLE_LINK15"/><text:s/>in a file called result_question3.txt</text:p>
      <text:p text:style-name="P34"><text:span text:style-name="T35">Then do:</text:span><text:span text:style-name="T36"><text:s text:c="2"/></text:span><text:span text:style-name="T37">echo "kubectl...." &gt; result_question3.txt</text:span></text:p>
      <text:p text:style-name="P38"/>
      <text:p text:style-name="P39"><text:bookmark-start text:name="OLE_LINK16"/>4) Static Pods</text:p>
      <text:p text:style-name="Normal"><text:span text:style-name="T40"><text:s/>Create a Static Pod named “</text:span><text:span text:style-name="T41">my-static-pod</text:span><text:span text:style-name="T42">” in Namespace “default”. The file’s name should be “</text:span><text:span text:style-name="T43">my-static-pod.yaml”</text:span><text:span text:style-name="T44"> . It should be of image “nginx:1.16-alpine” and have resource requests for “10m CPU “ <text:s/>and <text:s/>“20Mi memory”.</text:span></text:p>
      <text:p text:style-name="Normal"><text:span text:style-name="T45">Do this command: <text:s/></text:span><text:span text:style-name="T46">kubectl get pods -n default &gt; result_question4_pods.txt</text:span></text:p>
      <text:p text:style-name="Normal"><text:span text:style-name="T47">Then create a NodePort Service named static-pod-service (name of your file:<text:s/></text:span><text:span text:style-name="T48">static-pod-service.yaml</text:span><text:span text:style-name="T49">) which exposes that static Pod on port 80 and check if it has Endpoints and if it's reachable through the cluster internal IP address.<text:s/></text:span></text:p>
      <text:p text:style-name="P50">Then run the following command:</text:p>
      <text:p text:style-name="P51">kubectl get svc -n default &gt; result_question4_service.txt</text:p>
      <text:soft-page-break/>
      <text:p text:style-name="P52">kubectl get endpoints static-pod-service -n default &gt; result_question4_endpoints.txt</text:p>
      <text:p text:style-name="P53"><text:bookmark-end text:name="OLE_LINK16"/></text:p>
      <text:p text:style-name="P54"/>
      <text:p text:style-name="P55">5) Deployment and scaling</text:p>
      <text:p text:style-name="Normal"><text:span text:style-name="T56"><text:s/></text:span><text:bookmark-start text:name="OLE_LINK1"/><text:span text:style-name="T57">Create a deployment named “</text:span><text:span text:style-name="T58">apache</text:span><text:span text:style-name="T59">” that uses the image<text:s/></text:span><text:span text:style-name="T60">httpd:latest</text:span></text:p>
      <text:p text:style-name="Normal"><text:span text:style-name="T61">Scale the deployment to<text:s/></text:span><text:span text:style-name="T62">3 replicas</text:span><text:span text:style-name="T63">.</text:span></text:p>
      <text:p text:style-name="P64">Then do these steps:<text:s/></text:p>
      <text:p text:style-name="P65">kubectl get deployments apache &gt; result_question5_deployment.txt</text:p>
      <text:p text:style-name="P66">kubectl get pods -l app=apache &gt; result_question5_pods.txt</text:p>
      <text:p text:style-name="P67"><text:bookmark-end text:name="OLE_LINK1"/></text:p>
      <text:p text:style-name="P68"><text:bookmark-start text:name="OLE_LINK2"/>6) Ingress (à revoir)</text:p>
      <text:p text:style-name="Normal"><text:span text:style-name="T69">create a deployment named “</text:span><text:span text:style-name="T70">nginx-deployment”</text:span><text:span text:style-name="T71">.</text:span></text:p>
      <text:p text:style-name="P72">Then create a service called “nginx-service” to expose the deployment.</text:p>
      <text:p text:style-name="P73">Now Create an ingress resource named "nginx-ingress-resource" to efficiently distribute incoming traffic with the following settings: pathType: Prefix , path: /shop , Backend Service Name: nginx-service<text:s/></text:p>
      <text:p text:style-name="P74"><text:bookmark-end text:name="OLE_LINK2"/>Then apply the following command:</text:p>
      <text:p text:style-name="P75">kubectl get deployments nginx-deployment &gt; result_question6_deployment.txt</text:p>
      <text:p text:style-name="P76">kubectl get svc nginx-service &gt; result_question6_service.txt</text:p>
      <text:p text:style-name="P77">kubectl get ingress nginx-ingress-resource &gt; result_question6_ingress.txt</text:p>
      <text:p text:style-name="P78"/>
      <text:p text:style-name="Normal"><text:span text:style-name="T79">7)<text:s/></text:span><text:bookmark-start text:name="OLE_LINK5"/><text:span text:style-name="T80">Create a namespace called "<text:s/></text:span><text:span text:style-name="T81">ns-dmset</text:span><text:span text:style-name="T82">”</text:span></text:p>
      <text:p text:style-name="Normal"><text:span text:style-name="T83">Use Namespace "</text:span><text:span text:style-name="T84">ns-dmset</text:span><text:span text:style-name="T85">" for the following.<text:s/></text:span></text:p>
      <text:p text:style-name="Normal"><text:span text:style-name="T86">Create a DaemonSet named “</text:span><text:span text:style-name="T87">ds-important”</text:span><text:span text:style-name="T88"><text:s/>with image<text:s/></text:span><text:span text:style-name="T89">httpd:2.4-alpine</text:span><text:span text:style-name="T90"><text:s/>and labels<text:s/></text:span><text:span text:style-name="T91">id=ds-important</text:span><text:span text:style-name="T92"><text:s/>and<text:s/></text:span><text:span text:style-name="T93">uuid=18426a0b-5f59-4e10-923f-c0e078e82462</text:span><text:span text:style-name="T94">.</text:span></text:p>
      <text:p text:style-name="Normal"><text:span text:style-name="T95">The Pods it creates should request<text:s/></text:span><text:span text:style-name="T96">10 millicore cpu</text:span><text:span text:style-name="T97"><text:s/>and<text:s/></text:span><text:span text:style-name="T98">10 mebibyte memory</text:span><text:span text:style-name="T99">.</text:span></text:p>
      <text:p text:style-name="P100">The Pods of that DaemonSet should run on all nodes, also controlplanes.</text:p>
      <text:p text:style-name="P101"/>
      <text:p text:style-name="P102">Then apply the following command:</text:p>
      <text:p text:style-name="P103">kubectl get namespace ns-dmset &gt; result_question7_namespace.txt</text:p>
      <text:p text:style-name="P104">kubectl -n ns-dmset get ds --show-labels &gt; result_question7_daemonset.txt</text:p>
      <text:p text:style-name="P105">kubectl get pods -n ns-dmset -o wide &gt; result_question7_pods.txt</text:p>
      <text:p text:style-name="P106"><text:bookmark-end text:name="OLE_LINK5"/></text:p>
      <text:soft-page-break/>
      <text:p text:style-name="P107">8) <text:s/>Service Account, Role &amp; RoleBonding</text:p>
      <text:p text:style-name="Normal"><text:span text:style-name="T108"><text:s/></text:span><text:bookmark-start text:name="OLE_LINK6"/><text:span text:style-name="T109">Create a namespace called<text:s/></text:span><text:bookmark-start text:name="OLE_LINK4"/><text:span text:style-name="T110">ns-security</text:span><text:bookmark-end text:name="OLE_LINK4"/></text:p>
      <text:p text:style-name="Normal"><text:span text:style-name="T111">Create a new ServiceAccount called “</text:span><text:span text:style-name="T112">processor</text:span><text:span text:style-name="T113">” in namespace<text:s/></text:span><text:span text:style-name="T114">ns-security</text:span><text:span text:style-name="T115">.</text:span></text:p>
      <text:p text:style-name="Normal"><text:span text:style-name="T116">Create a Role and RoleBinding, both named “</text:span><text:span text:style-name="T117">processor</text:span><text:span text:style-name="T118">” as well.</text:span></text:p>
      <text:p text:style-name="P119">These should allow the new SA to only create Secrets and ConfigMaps in that Namespace.<text:bookmark-end text:name="OLE_LINK6"/></text:p>
      <text:p text:style-name="P120">Then do:</text:p>
      <text:p text:style-name="P121">kubectl get namespace ns-security &gt;<text:s/><text:bookmark-start text:name="OLE_LINK9"/>result_question8<text:bookmark-end text:name="OLE_LINK9"/>_namespace.txt</text:p>
      <text:p text:style-name="P122">kubectl get serviceaccount processor -n ns-security &gt; result_question8_serviceaccount.txt</text:p>
      <text:p text:style-name="P123">kubectl get role processor -n ns-security &gt; result_question8_role.txt</text:p>
      <text:p text:style-name="P124">kubectl get rolebinding processor -n ns-security &gt; result_question8_rolebinding.txt</text:p>
      <text:p text:style-name="P125"/>
      <text:p text:style-name="P126"><text:bookmark-start text:name="OLE_LINK7"/>9) Cluster Events</text:p>
      <text:p text:style-name="Normal"><text:span text:style-name="T127">Write a command into a file called "</text:span><text:span text:style-name="T128">result_question9.txt</text:span><text:span text:style-name="T129">" which shows the latest events in the whole cluster, ordered by time (</text:span><text:span text:style-name="T130">metadata.creationTimestamp</text:span><text:span text:style-name="T131">).</text:span></text:p>
      <text:p text:style-name="P132"><text:s/>Use kubectl for it.</text:p>
      <text:p text:style-name="P133">Example: echo "kubectl get …." &gt; result_question9.txt</text:p>
      <text:p text:style-name="P134"><text:bookmark-start text:name="OLE_LINK8"/><text:bookmark-end text:name="OLE_LINK7"/></text:p>
      <text:p text:style-name="P135"/>
      <text:p text:style-name="P136">10) Deployment, Rolling update</text:p>
      <text:p text:style-name="Normal"><text:span text:style-name="T137"><text:s/>Create a new deployment named “</text:span><text:span text:style-name="T138">cache-deployment</text:span><text:span text:style-name="T139">” in the default namespace using a custom image<text:s/></text:span><text:span text:style-name="T140">redis:7.0.13</text:span><text:span text:style-name="T141"><text:s/>. Ensure that the deployment has the following specifications:</text:span></text:p>
      <text:p text:style-name="P142"><text:s text:c="6"/>• Set the replica count to 2.</text:p>
      <text:p text:style-name="P143"><text:s text:c="6"/>• Set the strategy type RollingUpdate</text:p>
      <text:p text:style-name="P144"><text:s text:c="6"/>• Configure the MaxUnavailable field to 30% and the MaxSurge field to 45% .</text:p>
      <text:p text:style-name="Normal"><text:span text:style-name="T145"><text:s text:c="3"/>Deploy the “</text:span><text:span text:style-name="T146">cache-deployment</text:span><text:span text:style-name="T147">” deployment and ensure that all pods are in a ready state.</text:span></text:p>
      <text:p text:style-name="P148"><text:s text:c="3"/>Now, Perform an image upgrade to redis:7.2.1 .</text:p>
      <text:p text:style-name="Normal"><text:span text:style-name="T149"><text:s text:c="3"/>Examine the rolling history of the deployment, and save the Total revision count to the<text:s/></text:span><text:bookmark-start text:name="OLE_LINK10"/><text:span text:style-name="T150">result_question10_total-revision.txt</text:span><text:span text:style-name="T151"><text:s/></text:span><text:bookmark-end text:name="OLE_LINK10"/><text:span text:style-name="T152">file</text:span></text:p>
      <text:p text:style-name="P153"><text:bookmark-end text:name="OLE_LINK8"/></text:p>
      <text:p text:style-name="P154"/>
      <text:p text:style-name="P155"><text:bookmark-start text:name="OLE_LINK3"/></text:p>
      <text:p text:style-name="P156">11)<text:s/><text:bookmark-start text:name="OLE_LINK11"/><text:s/>Networking/ClusterIP</text:p>
      <text:p text:style-name="Normal"><text:span text:style-name="T157">Create a Pod named "</text:span><text:span text:style-name="T158">alpine-pod</text:span><text:span text:style-name="T159">" in Namespace default using image httpd:2.4.41-alpine.</text:span></text:p>
      <text:soft-page-break/>
      <text:p text:style-name="P160">Expose it on port 80 as a ClusterIP Service named "alpine-service".</text:p>
      <text:p text:style-name="P161">Then do this:</text:p>
      <text:p text:style-name="P162">kubectl get pod alpine-pod -o wide &gt; result_question11_pod.txt</text:p>
      <text:p text:style-name="P163">kubectl get svc alpine-service -o wide &gt; result_question11_service.txt</text:p>
      <text:p text:style-name="P164"><text:bookmark-end text:name="OLE_LINK11"/></text:p>
      <text:p text:style-name="P165">12) Network Policy</text:p>
      <text:p text:style-name="P166"><text:s/>Configure<text:s/>Network Policy to control network traffic between 3 pods in a Kubernetes cluster.</text:p>
      <text:p text:style-name="Normal"><text:span text:style-name="T167">12-1)<text:s/></text:span><text:span text:style-name="T168">Preparation of Pods</text:span></text:p>
      <text:p text:style-name="P169"><text:s/>Create 3 pod with the following parameters:</text:p>
      <text:p text:style-name="P170">a. <text:s text:c="5"/>Pod name: frontend</text:p>
      <text:p text:style-name="P171"><text:s text:c="8"/>Image : nginx:latest</text:p>
      <text:p text:style-name="Normal"><text:span text:style-name="T172"><text:s text:c="8"/></text:span>Namespace : default</text:p>
      <text:p text:style-name="Normal"><text:s text:c="8"/>Labels : app=frontend</text:p>
      <text:p text:style-name="Normal"><text:s text:c="8"/>Port : 80</text:p>
      <text:p text:style-name="Normal"/>
      <text:p text:style-name="P173">b. <text:s text:c="5"/>Pod name: backend</text:p>
      <text:p text:style-name="P174"><text:s text:c="8"/>Image : nginx:latest</text:p>
      <text:p text:style-name="P175"><text:s text:c="8"/>Namespace : default</text:p>
      <text:p text:style-name="P176"><text:s text:c="8"/>Labels : app=backend</text:p>
      <text:p text:style-name="P177"><text:s text:c="8"/>Port : 80</text:p>
      <text:p text:style-name="P178"/>
      <text:p text:style-name="P179">c. <text:s text:c="5"/>Pod name: db</text:p>
      <text:p text:style-name="Normal"><text:span text:style-name="T180"><text:s text:c="8"/></text:span>Image : nginx:latest</text:p>
      <text:p text:style-name="Normal"><text:s text:c="8"/>Namespace : default</text:p>
      <text:p text:style-name="Normal"><text:s text:c="8"/>Labels : app=db</text:p>
      <text:p text:style-name="Normal"><text:s text:c="8"/>Port : 80</text:p>
      <text:p text:style-name="P181"/>
      <text:p text:style-name="P182">Do this after creating the 3 pods:</text:p>
      <text:p text:style-name="P183">kubectl get pod frontend -o wide &gt; result_question12_frontend.txt</text:p>
      <text:p text:style-name="P184">kubectl get pod backend -o wide &gt; result_question12_backend.txt</text:p>
      <text:p text:style-name="P185">kubectl get pod db -o wide &gt;<text:s/>result_question12_db.txt</text:p>
      <text:p text:style-name="P186"/>
      <text:soft-page-break/>
      <text:p text:style-name="P187">12-2) creation of the Network Policy</text:p>
      <text:p text:style-name="Normal"><text:span text:style-name="T188"><text:s/>Create a Network Policy in a file named “</text:span><text:span text:style-name="T189">network-policy-backend.yaml</text:span><text:span text:style-name="T190">” to allow trafic only from pod fron-tend to pod backend on port 80.</text:span></text:p>
      <text:p text:style-name="P191">The pod « db » should not receive any traffic.<text:s/></text:p>
      <text:p text:style-name="Normal"><text:span text:style-name="T192">Do "</text:span><text:span text:style-name="T193">kubectl -f apply network-policy-backend.yaml"</text:span><text:span text:style-name="T194"><text:s/>to validate the network policy’s configuration.</text:span><text:bookmark-end text:name="OLE_LINK3"/></text:p>
      <text:p text:style-name="P195"><text:bookmark-start text:name="OLE_LINK21"/>Then do this at the end:</text:p>
      <text:p text:style-name="P196"><text:bookmark-end text:name="OLE_LINK21"/>kubectl get networkpolicy allow-frontend-to-backend -o yaml &gt; result_question12_networkpolicy.txt</text:p>
      <text:p text:style-name="P197"/>
      <text:p text:style-name="P198"/>
      <text:p text:style-name="NormalWeb"><text:bookmark-start text:name="OLE_LINK18"/><text:span text:style-name="T199">13) Pod with EmptyDir and Hostpath<text:s/></text:span><text:span text:style-name="T200"><text:s text:c="2"/></text:span></text:p>
      <text:p text:style-name="Normal"><text:bookmark-end text:name="OLE_LINK18"/><text:span text:style-name="T201">a.<text:s/></text:span><text:span text:style-name="T202">Create a pod named<text:s/></text:span><text:span text:style-name="T203">busybox-pod1</text:span><text:span text:style-name="T204"><text:s/>with an<text:s/></text:span><text:span text:style-name="T205">EmptyDir volume.</text:span><text:span text:style-name="T206"><text:s/>Use the<text:s/></text:span><text:bookmark-start text:name="OLE_LINK20"/><text:span text:style-name="T207">busybox</text:span><text:bookmark-end text:name="OLE_LINK20"/><text:span text:style-name="T208"><text:s/>image and mount the volume in the container at<text:s/></text:span><text:span text:style-name="T209">/mnt/emptydir</text:span><text:span text:style-name="T210">.</text:span></text:p>
      <text:p text:style-name="P211"><text:bookmark-start text:name="OLE_LINK22"/>Then do this at the end:</text:p>
      <text:p text:style-name="P212"><text:bookmark-end text:name="OLE_LINK22"/>kubectl get pod busybox-pod1 -o yaml &gt; result_question13_busybox_pod1.txt</text:p>
      <text:p text:style-name="P213"/>
      <text:p text:style-name="Normal"><text:span text:style-name="T214">b.<text:s/></text:span><text:span text:style-name="T215">Create a pod<text:s/></text:span><text:span text:style-name="T216">named<text:s/></text:span><text:span text:style-name="T217">busybox-pod2</text:span><text:span text:style-name="T218"><text:s/>with a HostPath volume. Use the<text:s/></text:span><text:span text:style-name="T219">busybox</text:span><text:span text:style-name="T220"><text:s/>image, set the<text:s/></text:span><text:span text:style-name="T221">host path</text:span><text:span text:style-name="T222"><text:s/>to<text:s/></text:span><text:span text:style-name="T223">/mnt/hostpath</text:span><text:span text:style-name="T224"><text:s/>and mount the volume in the container at<text:s/></text:span><text:span text:style-name="T225">/mnt/hostpath</text:span><text:span text:style-name="T226">.</text:span></text:p>
      <text:p text:style-name="P227"><text:bookmark-start text:name="OLE_LINK23"/>Then do this at the end:</text:p>
      <text:p text:style-name="P228"><text:bookmark-end text:name="OLE_LINK23"/>kubectl get pod busybox-pod2 -o yaml &gt; result_question13_busybox_pod2.txt</text:p>
      <text:p text:style-name="P229"/>
      <text:p text:style-name="Normal"><text:bookmark-start text:name="OLE_LINK19"/><text:span text:style-name="T230">14) PV and PVC<text:s/></text:span></text:p>
      <text:p text:style-name="Normal"><text:span text:style-name="T231">a.</text:span><text:span text:style-name="T232">Create a namesapce called ns-pv-pvc</text:span></text:p>
      <text:p text:style-name="P233"><text:bookmark-start text:name="OLE_LINK24"/>Then do this at the end:</text:p>
      <text:p text:style-name="P234"><text:bookmark-end text:name="OLE_LINK24"/>kubectl get namespace ns-pv-pvc -o yaml &gt; result_question14_namespace.txt</text:p>
      <text:p text:style-name="P235"/>
      <text:p text:style-name="Normal"><text:span text:style-name="T236">b.</text:span><text:span text:style-name="T237">Create a new PersistentVolume named<text:s/></text:span><text:span text:style-name="T238">my-pv</text:span><text:span text:style-name="T239">. It should have a capacity of 2Gi, accessMode ReadWriteOnce, hostPath /Volumes/Data and no storageClassName defined.</text:span></text:p>
      <text:p text:style-name="P240"><text:bookmark-start text:name="OLE_LINK25"/>Then do this at the end:</text:p>
      <text:p text:style-name="P241"><text:bookmark-end text:name="OLE_LINK25"/>kubectl get pv my-pv -o yaml &gt; result_question14_pv.txt</text:p>
      <text:p text:style-name="Normal"><text:span text:style-name="T242">c.</text:span><text:span text:style-name="T243">Next create a new PersistentVolumeClaim in namespace<text:s/></text:span><text:span text:style-name="T244">ns-pv-pvc<text:s/></text:span><text:span text:style-name="T245">named<text:s/></text:span><text:span text:style-name="T246">my-pvc</text:span><text:span text:style-name="T247"><text:s/>.It should request 2Gi storage, accessMode ReadWriteOnce and should not define a storageClassName. The PVC should bound to the PV correctly.</text:span></text:p>
      <text:p text:style-name="P248">Then do this at the end:</text:p>
      <text:soft-page-break/>
      <text:p text:style-name="P249">kubectl get pvc my-pvc -n ns-pv-pvc -o yaml &gt; result_question14_pvc.txt</text:p>
      <text:p text:style-name="Normal"><text:span text:style-name="T250">d.</text:span><text:span text:style-name="T251">Finally create a new Deployment<text:s/></text:span><text:span text:style-name="T252">pv-deployment in Namespace ns-pv-pvc which mounts that volume at /tmp/deployment-data. The Pods of that Deployment should be of image httpd:2.4.41-alpine.</text:span></text:p>
      <text:p text:style-name="P253">Then do this at the end:</text:p>
      <text:p text:style-name="P254">kubectl get deployment pv-deployment -n ns-pv-pvc -o yaml &gt; result_question14_deployment.txt</text:p>
      <text:p text:style-name="P255"/>
      <text:p text:style-name="P256">15) Pod Multicontainers and Pod Share Volume</text:p>
      <text:p text:style-name="P257">Create a Pod named multi-container-playground in Namespace default with three containers, named c1, c2 and c3. There should be a volume attached to that Pod and mounted into every container, but the volume shouldn't be persisted or shared with other Pods.</text:p>
      <text:p text:style-name="P258"/>
      <text:p text:style-name="P259">Container c1 should be of image nginx:1.17.6-alpine and have the name of the node where its Pod is running available as environment variable MY_NODE_NAME.</text:p>
      <text:p text:style-name="P260"/>
      <text:p text:style-name="P261">Container c2 should be of image busybox:1.31.1 and write the output of the date command every second in the shared volume into file date.log. You can use while true; do date &gt;&gt; /your/vol/path/date.log; sleep 1; done for this.</text:p>
      <text:p text:style-name="P262"/>
      <text:p text:style-name="P263">Container c3 should be of image busybox:1.31.1 and constantly send the content of file date.log from the shared volume to stdout. You can use tail -f /your/vol/path/date.log for this.</text:p>
      <text:p text:style-name="P264"/>
      <text:p text:style-name="P265">Check the logs of container c3 to confirm correct setup.<text:bookmark-end text:name="OLE_LINK19"/></text:p>
      <text:p text:style-name="P266"/>
      <text:p text:style-name="P267">Then do this at the end:</text:p>
      <text:p text:style-name="P268">kubectl get pod<text:s/>multi-container-playground -o yaml &gt; result_question15_pod.txt<text:s/></text:p>
      <text:p text:style-name="Normal"><text:span text:style-name="T269">kubectl logs multi-container-playground -c c3 <text:s text:c="2"/></text:span><text:span text:style-name="T270"><text:s/>(to see the logs. You should wait a few seconds to see them. You can type the command many times if you don’t see them)</text:span></text:p>
      <text:p text:style-name="P271"><text:bookmark-start text:name="OLE_LINK26"/>kubectl logs multi-container-playground -c c3<text:s/><text:bookmark-end text:name="OLE_LINK26"/>&gt; result_question15_c3_logs.txt</text:p>
      <text:p text:style-name="P272"/>
      <text:p text:style-name="P273">CAUTION: TO DO AFTER THE EXAM</text:p>
      <text:p text:style-name="P274"><text:s text:c="2"/>To be more ready for the real CKA exam, at the end of this white exam you must do more questions on killacoda.com on these concepts:</text:p>
      <text:p text:style-name="Normal"><text:bookmark-start text:name="OLE_LINK27"/><text:span text:style-name="T275">- Cluster upgrade:<text:s/></text:span><text:a xlink:href="https://killercoda.com/sachin/course/CKA/cluster-upgrade" office:target-frame-name="_top" xlink:show="replace"><text:span text:style-name="T276">https://killercoda.com/sachin/course/CKA/cluster-upgrade</text:span></text:a><text:span text:style-name="T277"><text:s/></text:span></text:p>
      <text:p text:style-name="Normal"><text:span text:style-name="T278">- kubelet troubleshooting:<text:s/></text:span><text:a xlink:href="https://killercoda.com/sachin/course/CKA/kubelet-issue" office:target-frame-name="_top" xlink:show="replace"><text:span text:style-name="T279">https://killercoda.com/sachin/course/CKA/kubelet-issue</text:span></text:a></text:p>
      <text:soft-page-break/>
      <text:p text:style-name="Normal"><text:span text:style-name="T280">- Controlplane troubleshooting:<text:s/></text:span><text:a xlink:href="https://killercoda.com/sachin/course/CKA/controller-manager-issue" office:target-frame-name="_top" xlink:show="replace"><text:span text:style-name="T281">https://killercoda.com/sachin/course/CKA/controller-manager-issue</text:span></text:a></text:p>
      <text:p text:style-name="Normal"><text:span text:style-name="T282">- etcd backup:<text:s/></text:span><text:a xlink:href="https://killercoda.com/sachin/course/CKA/etcd-backup" office:target-frame-name="_top" xlink:show="replace"><text:span text:style-name="T283">https://killercoda.com/sachin/course/CKA/etcd-backup</text:span></text:a></text:p>
      <text:p text:style-name="Normal"><text:span text:style-name="T284">- etcd restore:<text:s/></text:span><text:a xlink:href="https://killercoda.com/sachin/course/CKA/etcd-restore" office:target-frame-name="_top" xlink:show="replace"><text:span text:style-name="T285">https://killercoda.com/sachin/course/CKA/etcd-restore</text:span></text:a></text:p>
      <text:p text:style-name="Normal"><text:span text:style-name="T286">- application troubleshooting:<text:s/></text:span><text:a xlink:href="https://killercoda.com/sachin/course/CKA" office:target-frame-name="_top" xlink:show="replace"><text:span text:style-name="T287">https://killercoda.com/sachin/course/CKA</text:span></text:a><text:span text:style-name="T288"><text:s/>&amp; crtl+ f “troubleshooting”</text:span><text:bookmark-end text:name="OLE_LINK27"/></text:p>
      <text:p text:style-name="P2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hljs-comment" style:display-name="hljs-comment" style:family="text" style:parent-style-name="DefaultParagraphFont"/>
    <style:style style:name="hljs-attr" style:display-name="hljs-attr" style:family="text" style:parent-style-name="DefaultParagraphFont"/>
    <style:style style:name="hljs-string" style:display-name="hljs-string" style:family="text" style:parent-style-name="DefaultParagraphFont"/>
    <style:style style:name="hljs-bullet" style:display-name="hljs-bullet" style:family="text" style:parent-style-name="DefaultParagraphFont"/>
    <style:style style:name="hljs-number" style:display-name="hljs-number" style:family="text" style:parent-style-name="DefaultParagraphFont"/>
    <style:style style:name="hljs-built_in" style:display-name="hljs-built_in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ui-provider" style:display-name="ui-provid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70C0" fo:padding-top="0.1597in" fo:padding-left="0.6437in" fo:padding-bottom="0.1597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zanou, Fabrice quentin</meta:initial-creator>
    <dc:creator>Tazanou, Fabrice quentin</dc:creator>
    <meta:creation-date>2024-07-10T22:22:00Z</meta:creation-date>
    <dc:date>2024-12-09T09:12:00Z</dc:date>
    <meta:print-date>2024-07-15T15:15:00Z</meta:print-date>
    <meta:template xlink:href="Normal" xlink:type="simple"/>
    <meta:editing-cycles>25</meta:editing-cycles>
    <meta:editing-duration>PT45840S</meta:editing-duration>
    <meta:document-statistic meta:page-count="7" meta:paragraph-count="20" meta:word-count="1555" meta:character-count="10092" meta:row-count="71" meta:non-whitespace-character-count="8557"/>
  </office:meta>
</office:document-meta>
</file>